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70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49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CHECK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PENDANCY</text:p>
          </table:table-cell>
          <table:table-cell office:value-type="string">
            <text:p>CORRECT ANSWER</text:p>
          </table:table-cell>
          <table:table-cell office:value-type="string">
            <text:p>USER</text:p>
          </table:table-cell>
          <table:table-cell office:value-type="string">
            <text:p>USER-ANSWER</text:p>
          </table:table-cell>
          <table:table-cell table:style-name="ce1" office:value-type="string">
            <text:p>COMMENT</text:p>
          </table:table-cell>
          <table:table-cell table:number-columns-repeated="248"/>
        </table:table-row>
        <table:table-row table:style-name="ro1">
          <table:table-cell office:value-type="string">
            <text:p>Macro</text:p>
          </table:table-cell>
          <table:table-cell office:value-type="string">
            <text:p>is_revision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pth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i2c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SPI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1x6_ftdi_header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jumpers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leds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vreg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QFN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SS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multi_sheet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is_kit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serial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is_4layer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milling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Macro</text:p>
          </table:table-cell>
          <table:table-cell office:value-type="string">
            <text:p>has_switchorbutton</text:p>
          </table:table-cell>
          <table:table-cell table:style-name="ce1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Does the frame have the proper CC attribution? (Frame- Letter/Ledger, CC 4.0)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s the frame large enough to fit all the parts within it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s there a SparkFun Logo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s there an OSHW logo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s proper attribution given to the original designer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/A</text:p>
          </table:table-cell>
          <table:table-cell/>
          <table:table-cell table:style-name="ce1" office:value-type="string">
            <text:p>Treating as new design</text:p>
          </table:table-cell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s 'Revised by:' and 'reviser name' included?</text:p>
          </table:table-cell>
          <table:table-cell/>
          <table:table-cell table:style-name="ce1"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f net labels are used, are they the correct 'FLAG' type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Have all nets been drawn straight out from pin connections at least one grid space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Are all net lines 0.006 inch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Are there any 4-way junctions?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No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Are junction dots used for all 3-wire connections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Are the fiducials in the lower right corner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Are the standoffs in the lower right corner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Are dashed grey lines ('info' eagle layer 97) used to clearly separate different areas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s the version number correct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s the version number included on all sheets?</text:p>
          </table:table-cell>
          <table:table-cell/>
          <table:table-cell table:style-name="ce1"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Do all GND connections use the GND symbol (oriented downward)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Do all VCC connections use the VCC symbol (oriented upward)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s the VCC range clearly labele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Are any jumpers labeled clearly by their function and possible settings?</text:p>
          </table:table-cell>
          <table:table-cell/>
          <table:table-cell table:style-name="ce1"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Are any appropriate warnings (voltage conversion, sensitive I/O) labele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Are any notes of two versions of the board in the schematic (3.3V regulator vs 5V regulator)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Do any part names have '/.~' in them? (Multiple sheets)</text:p>
          </table:table-cell>
          <table:table-cell/>
          <table:table-cell table:style-name="ce1"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250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Have you verified that the BOM in Sparkle is accurate (also checking for PROD_ID, NAME, VALUE, PREFIX)?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Do any parts have unnecessary values (Eagle has autoset the package as the value)?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No</text:p>
          </table:table-cell>
          <table:table-cell/>
          <table:table-cell office:value-type="string">
            <text:p>Removed jumper values, looks cleaner</text:p>
          </table:table-cell>
          <table:table-cell table:number-columns-repeated="248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Regarding the voltage regulator, is the input on the LEFT, and the output on the RIGHT?</text:p>
          </table:table-cell>
          <table:table-cell/>
          <table:table-cell table:style-name="ce1" office:value-type="float" office:value="9">
            <text:p>9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chematic</text:p>
          </table:table-cell>
          <table:table-cell office:value-type="string">
            <text:p>Is the I2C address in the schematic?</text:p>
          </table:table-cell>
          <table:table-cell/>
          <table:table-cell table:style-name="ce1"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the inner layers on the correct eagle layers? (2 and 15)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Does your 4 layer board include mike hord's special '1' '2' '3' '4' in the copper of each layer?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 bottom left corner board dimensions at 0,0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 board dimension outline correct thickness? (0.008 inch)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0.1 inch headers lined up on 0.1 inch gri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/A</text:p>
          </table:table-cell>
          <table:table-cell/>
          <table:table-cell office:value-type="string">
            <text:p>The important ones are, not a breadboarding item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opposing 0.1 inch headers spaced to fit into a breadboar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/A</text:p>
          </table:table-cell>
          <table:table-cell/>
          <table:table-cell office:value-type="string">
            <text:p>The I/O part is breadboard compatible, but the expansion header is not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If present, are test points on a 0.05 inch gri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Probably only need headers, prog, and config pads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Does the board have standoffs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Can standoffs/screws be used clear of other parts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 FTDI connector accessible (do neighboring parts allow enough space to clear each side)?</text:p>
          </table:table-cell>
          <table:table-cell/>
          <table:table-cell table:style-name="ce1"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 FTDI connector oriented so the FTDI breakout can be slid on properly (IC side up, header side down)?</text:p>
          </table:table-cell>
          <table:table-cell/>
          <table:table-cell table:style-name="ce1"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vias tented correctly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f possible, are all overhanging parts on the same edge of the board (this helps with panelization)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Does this board adhere to the standard manufacturing process? (Kitting time, glue curing, humidor time, etc.)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0603 components the 'correct' component footprint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-</text:p>
          </table:table-cell>
          <table:table-cell/>
          <table:table-cell office:value-type="string">
            <text:p>New QC branch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any vias intended to be used as PTH headers (they shouldn't be)?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it the standard I2C footprint used (GND/VCC/SDA/CLK)?</text:p>
          </table:table-cell>
          <table:table-cell/>
          <table:table-cell table:style-name="ce1"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 I2C pull-up resistor isolation jumper present?</text:p>
          </table:table-cell>
          <table:table-cell/>
          <table:table-cell table:style-name="ce1"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 SPI pull-up resistor for Chip Select present?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/>
          <table:table-cell office:value-type="string">
            <text:p>Internal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 MISO tri-state buffer included?</text:p>
          </table:table-cell>
          <table:table-cell/>
          <table:table-cell table:style-name="ce1"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 LED color standard followed? (red for power, blue for STAT, green for TX, yellow for RX)</text:p>
          </table:table-cell>
          <table:table-cell/>
          <table:table-cell table:style-name="ce1"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all PTH parts selective solder compatible?</text:p>
          </table:table-cell>
          <table:table-cell/>
          <table:table-cell table:style-name="ce1" office:value-type="float" office:value="11">
            <text:p>11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all PTH parts for selective soldering populated on the same side?</text:p>
          </table:table-cell>
          <table:table-cell/>
          <table:table-cell table:style-name="ce1" office:value-type="float" office:value="11">
            <text:p>11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s best as possible, do all SMD pads have only 1 trace entering the pa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A few exceptions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there any natural bridges on SMT components?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Do SMT parts with 6 or more leads have a limited ground pour underneath the IC?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 don't understand the question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all parts and pads at least 0.05 inch away from the board edge?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 direction of TX/RX serial connections correct?</text:p>
          </table:table-cell>
          <table:table-cell/>
          <table:table-cell table:style-name="ce1" office:value-type="float" office:value="14">
            <text:p>1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the TX/RX pins of the FTDI properly connected?</text:p>
          </table:table-cell>
          <table:table-cell/>
          <table:table-cell table:style-name="ce1"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race routing up to spec? (to/from center-points, straight lines, 45 angles, 'T' intersections, no right angles or acid traps)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For thermal considerations, are traces routed away from the component, with symmetrical routing?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As best as possible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Do all footprints pass 1:1 check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All but QF- style packages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bottom side center NC pads pasted?</text:p>
          </table:table-cell>
          <table:table-cell/>
          <table:table-cell table:style-name="ce1" office:value-type="float" office:value="10">
            <text:p>10</text:p>
          </table:table-cell>
          <table:table-cell table:style-name="Default"/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bottom side center ground pads 50 percent pasted?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all QFN components with 6 or more leads 75 percent pasted?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center pad cream apertures properly reduced?</text:p>
          </table:table-cell>
          <table:table-cell/>
          <table:table-cell table:style-name="ce1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re any solder mask between pads on fine pitch components?</text:p>
          </table:table-cell>
          <table:table-cell table:number-columns-repeated="2"/>
          <table:table-cell table:style-name="Default"/>
          <table:table-cell office:value-type="string">
            <text:p>Maybe</text:p>
          </table:table-cell>
          <table:table-cell/>
          <table:table-cell office:value-type="string">
            <text:p>Should be too fine to print (0.0005)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every pin that we want to test contactable via test-point or PTH header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aybe</text:p>
          </table:table-cell>
          <table:table-cell/>
          <table:table-cell office:value-type="string">
            <text:p>jumper positions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any traces exposed? 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Is there a correct version number in the copper (aligned properly with the edge of the PCB)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there 2 fiducials in opposite corners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Does it pass SparkFun DRC?</text:p>
          </table:table-cell>
          <table:table-cell table:number-columns-repeated="2"/>
          <table:table-cell office:value-type="string">
            <text:p>YES</text:p>
          </table:table-cell>
          <table:table-cell table:style-name="Default"/>
          <table:table-cell/>
          <table:table-cell office:value-type="string">
            <text:p>Some silk stop interaction</text:p>
          </table:table-cell>
          <table:table-cell table:number-columns-repeated="248"/>
        </table:table-row>
        <table:table-row table:style-name="ro1">
          <table:table-cell office:value-type="string">
            <text:p>Board</text:p>
          </table:table-cell>
          <table:table-cell office:value-type="string">
            <text:p>If there are any DRC errors, have they all been approved?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Board</text:p>
          </table:table-cell>
          <table:table-cell office:value-type="string">
            <text:p>Does it pass DRC with top/bottom keepout layers on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there airwires after ratsnest?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250"/>
        </table:table-row>
        <table:table-row table:style-name="ro1">
          <table:table-cell office:value-type="string">
            <text:p>Board</text:p>
          </table:table-cell>
          <table:table-cell office:value-type="string">
            <text:p>Are all KIT PTH parts on the correct side with correct masking (i.e. the TSTOP or BSTOP expose the correct side)</text:p>
          </table:table-cell>
          <table:table-cell/>
          <table:table-cell table:style-name="ce1" office:value-type="float" office:value="13">
            <text:p>13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Is there a note for a 4-layer board (on tDOCU)?</text:p>
          </table:table-cell>
          <table:table-cell/>
          <table:table-cell table:style-name="ce1"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Do all packages have NAME and VALUE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excluding jumpers</text:p>
          </table:table-cell>
          <table:table-cell table:number-columns-repeated="248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Is there a note for a board thickness other than 0.63 inch? </text:p>
          </table:table-cell>
          <table:table-cell table:number-columns-repeated="2"/>
          <table:table-cell table:style-name="Default"/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Are measurements included for outer dimension and standoffs (Eagle layer 47)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Are the board dimensions on 0.05 inch or 0.01 inch gri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Are routed-out areas labeled 'ROUTE OUT' (on dimension)?</text:p>
          </table:table-cell>
          <table:table-cell/>
          <table:table-cell table:style-name="ce1" office:value-type="float" office:value="16">
            <text:p>16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Is the CC/Design By included in tDocu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Is the designer name included in tDocu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Is 'Revised by:' and 'Revisor Name' included in tDocu?</text:p>
          </table:table-cell>
          <table:table-cell/>
          <table:table-cell table:style-name="ce1"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Is the name of the board on the boar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Most of it</text:p>
          </table:table-cell>
          <table:table-cell table:number-columns-repeated="248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Do all footprints have 0.008 inch silk footprint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all LEDs labeled with their purpose?</text:p>
          </table:table-cell>
          <table:table-cell/>
          <table:table-cell table:style-name="ce1"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all connectors labeled with their purpose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battery terminals labeled +/- correctly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all jumpers labeled?</text:p>
          </table:table-cell>
          <table:table-cell/>
          <table:table-cell table:style-name="ce1"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If it is a 3-way jumper, is there a label on each side of the jumper?</text:p>
          </table:table-cell>
          <table:table-cell/>
          <table:table-cell table:style-name="ce1"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all switches/buttons labeled properly?</text:p>
          </table:table-cell>
          <table:table-cell/>
          <table:table-cell table:style-name="ce1" office:value-type="float" office:value="17">
            <text:p>17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active low pins labeled clearly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all PTH pins labele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there pin labels on both sides of the boar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they correct on both sides of the boar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all labels lined up properly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Is all text at least 0.032 inch, 15 percent radio, and vector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Does the FTDI connector have BLK/GRN labeled correctly?</text:p>
          </table:table-cell>
          <table:table-cell/>
          <table:table-cell table:style-name="ce1"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Does the ICSP have pin 1 labele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Do all components have polarity or pin 1 labele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Is the polarity label outside of the package for visibility after part population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Are there check labels for different versions of the board (3.3V vs 5V)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Is the SparkFun Logo on the boar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Is the OSHW logo on the board?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Is any silkscreen overlaid on vias?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Some</text:p>
          </table:table-cell>
          <table:table-cell table:number-columns-repeated="250"/>
        </table:table-row>
        <table:table-row table:style-name="ro1">
          <table:table-cell office:value-type="string">
            <text:p>Silkscreen/Labeling</text:p>
          </table:table-cell>
          <table:table-cell office:value-type="string">
            <text:p>Is there a URL for any kits or unique boards?</text:p>
          </table:table-cell>
          <table:table-cell table:number-columns-repeated="2"/>
          <table:table-cell table:style-name="Default"/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pecial</text:p>
          </table:table-cell>
          <table:table-cell office:value-type="string">
            <text:p>Are dimension lines properly spaced for V-scoring (lines on a 0.020” center-to-center spacing)?</text:p>
          </table:table-cell>
          <table:table-cell table:number-columns-repeated="2"/>
          <table:table-cell table:style-name="Default"/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pecial</text:p>
          </table:table-cell>
          <table:table-cell office:value-type="string">
            <text:p>On white solder mask pcbs, is there any solder mask between leads on large SMT components?</text:p>
          </table:table-cell>
          <table:table-cell table:number-columns-repeated="2"/>
          <table:table-cell table:style-name="Default"/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pecial</text:p>
          </table:table-cell>
          <table:table-cell office:value-type="string">
            <text:p>Are axes labeled correctly?</text:p>
          </table:table-cell>
          <table:table-cell table:number-columns-repeated="2"/>
          <table:table-cell table:style-name="Default"/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Special</text:p>
          </table:table-cell>
          <table:table-cell office:value-type="string">
            <text:p>Are there warning labels for high voltage areas?</text:p>
          </table:table-cell>
          <table:table-cell table:number-columns-repeated="2"/>
          <table:table-cell table:style-name="Default"/>
          <table:table-cell office:value-type="string">
            <text:p>N/A</text:p>
          </table:table-cell>
          <table:table-cell table:number-columns-repeated="250"/>
        </table:table-row>
        <table:table-row table:style-name="ro1">
          <table:table-cell office:value-type="string">
            <text:p>END</text:p>
          </table:table-cell>
          <table:table-cell office:value-type="string">
            <text:p>Thanks for flying with us. Have a great day!!</text:p>
          </table:table-cell>
          <table:table-cell table:number-columns-repeated="2"/>
          <table:table-cell table:style-name="Default"/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7in" fo:margin-left="0.448in" fo:margin-right="0.448in" fo:margin-bottom="0.3709in"/>
      </style:header-style>
      <style:footer-style>
        <style:header-footer-properties fo:min-height="0.2957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4/20/2016</text:date>, <text:time>23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23:18:38.08</dc:date>
    <meta:editing-cycles>1</meta:editing-cycles>
    <meta:editing-duration>PT50S</meta:editing-duration>
    <meta:document-statistic meta:table-count="1" meta:cell-count="529" meta:object-count="0"/>
    <meta:generator>OpenOffice.org/3.4.1$Win32 OpenOffice.org_project/341m1$Build-9593</meta:generator>
  </office:meta>
</office:document-meta>
</file>